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006cm" style:rel-column-width="15315*"/>
    </style:style>
    <style:style style:name="Tableau1.B" style:family="table-column">
      <style:table-column-properties style:column-width="6.297cm" style:rel-column-width="16057*"/>
    </style:style>
    <style:style style:name="Tableau1.C" style:family="table-column">
      <style:table-column-properties style:column-width="6.403cm" style:rel-column-width="16327*"/>
    </style:style>
    <style:style style:name="Tableau1.D" style:family="table-column">
      <style:table-column-properties style:column-width="6.994cm" style:rel-column-width="1783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style:font-name="Arial1" officeooo:rsid="00996640" officeooo:paragraph-rsid="00996640"/>
    </style:style>
    <style:style style:name="P6" style:family="paragraph" style:parent-style-name="Standard">
      <style:text-properties style:font-name="Arial1" officeooo:rsid="00a32bd4" officeooo:paragraph-rsid="00a32bd4"/>
    </style:style>
    <style:style style:name="P7" style:family="paragraph" style:parent-style-name="Standard">
      <style:text-properties officeooo:rsid="008115d2" officeooo:paragraph-rsid="008a7979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Table_20_Contents">
      <style:text-properties style:font-name="Arial" officeooo:rsid="0051829f" officeooo:paragraph-rsid="0051829f" style:font-size-asian="10.5pt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8" style:family="paragraph" style:parent-style-name="Table_20_Contents">
      <style:text-properties style:font-name="Arial1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8c451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8c451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f5f8f" officeooo:paragraph-rsid="008f5f8f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4bb778" officeooo:paragraph-rsid="008c4518"/>
    </style:style>
    <style:style style:name="P25" style:family="paragraph" style:parent-style-name="Table_20_Contents">
      <style:text-properties style:font-name="Arial1" officeooo:rsid="0094f0d8" officeooo:paragraph-rsid="0094f0d8"/>
    </style:style>
    <style:style style:name="P26" style:family="paragraph" style:parent-style-name="Table_20_Contents">
      <style:text-properties style:font-name="Arial1" officeooo:rsid="0094f0d8" officeooo:paragraph-rsid="00a7e538"/>
    </style:style>
    <style:style style:name="P27" style:family="paragraph" style:parent-style-name="Table_20_Contents">
      <style:text-properties style:font-name="Arial1" officeooo:rsid="00a64cf0" officeooo:paragraph-rsid="00a64cf0"/>
    </style:style>
    <style:style style:name="P28" style:family="paragraph" style:parent-style-name="Table_20_Contents">
      <style:text-properties style:font-name="Arial1" officeooo:rsid="00a64cf0" officeooo:paragraph-rsid="00a7e538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36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3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e0127"/>
    </style:style>
    <style:style style:name="P3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0e894" officeooo:paragraph-rsid="009e0127"/>
    </style:style>
    <style:style style:name="P4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2pt" fo:language="fr" fo:country="FR" officeooo:rsid="0099fd91" officeooo:paragraph-rsid="0099fd91" style:font-size-asian="12pt" style:font-size-complex="12pt"/>
    </style:style>
    <style:style style:name="P4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4da96e" officeooo:paragraph-rsid="0090e894"/>
    </style:style>
    <style:style style:name="P4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9fd91" officeooo:paragraph-rsid="0099fd91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6" style:family="paragraph" style:parent-style-name="Text_20_body">
      <style:text-properties style:font-name="Arial1" officeooo:rsid="004da96e" officeooo:paragraph-rsid="00828521"/>
    </style:style>
    <style:style style:name="P47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48" style:family="paragraph" style:parent-style-name="Text_20_body">
      <style:text-properties officeooo:paragraph-rsid="008c4518"/>
    </style:style>
    <style:style style:name="P49" style:family="paragraph" style:parent-style-name="Text_20_body">
      <style:text-properties officeooo:paragraph-rsid="008115d2"/>
    </style:style>
    <style:style style:name="P50" style:family="paragraph" style:parent-style-name="Text_20_body">
      <style:text-properties officeooo:rsid="00a32bd4" officeooo:paragraph-rsid="00a32bd4"/>
    </style:style>
    <style:style style:name="P51" style:family="paragraph" style:parent-style-name="Heading_20_1" style:list-style-name="Numbering_20_1"/>
    <style:style style:name="P52" style:family="paragraph" style:parent-style-name="Heading_20_1" style:list-style-name="Numbering_20_1">
      <style:text-properties officeooo:paragraph-rsid="008c4518"/>
    </style:style>
    <style:style style:name="P53" style:family="paragraph" style:parent-style-name="Heading_20_1" style:list-style-name=""/>
    <style:style style:name="P54" style:family="paragraph" style:parent-style-name="Heading_20_1" style:list-style-name="">
      <style:text-properties officeooo:rsid="008115d2" officeooo:paragraph-rsid="00828521"/>
    </style:style>
    <style:style style:name="P55" style:family="paragraph" style:parent-style-name="Heading_20_1" style:list-style-name="">
      <style:text-properties officeooo:rsid="008d1133" officeooo:paragraph-rsid="008182ba"/>
    </style:style>
    <style:style style:name="P56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57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58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59" style:family="paragraph" style:parent-style-name="Heading_20_1" style:list-style-name="Numbering_20_1">
      <style:paragraph-properties fo:break-before="page"/>
    </style:style>
    <style:style style:name="P60" style:family="paragraph" style:parent-style-name="Heading_20_2" style:list-style-name="Numbering_20_1"/>
    <style:style style:name="P61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62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P63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a4d3c0"/>
    </style:style>
    <style:style style:name="P64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d4294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802051"/>
    </style:style>
    <style:style style:name="T17" style:family="text">
      <style:text-properties officeooo:rsid="008115d2"/>
    </style:style>
    <style:style style:name="T18" style:family="text">
      <style:text-properties officeooo:rsid="008182ba"/>
    </style:style>
    <style:style style:name="T19" style:family="text">
      <style:text-properties style:font-name="Arial1" officeooo:rsid="004da96e"/>
    </style:style>
    <style:style style:name="T20" style:family="text">
      <style:text-properties style:font-name="Arial1" officeooo:rsid="0094f0d8"/>
    </style:style>
    <style:style style:name="T21" style:family="text">
      <style:text-properties style:font-name="Arial1" officeooo:rsid="005cfa2d"/>
    </style:style>
    <style:style style:name="T22" style:family="text">
      <style:text-properties style:font-name="Arial1" officeooo:rsid="00d324be"/>
    </style:style>
    <style:style style:name="T23" style:family="text">
      <style:text-properties style:font-name="Arial1" officeooo:rsid="00937b36"/>
    </style:style>
    <style:style style:name="T24" style:family="text">
      <style:text-properties style:font-name="Arial1" officeooo:rsid="009e0127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weight="bold" officeooo:rsid="008940c8" style:font-size-asian="18pt" style:font-weight-asian="bold" style:font-size-complex="18pt" style:font-weight-complex="bold"/>
    </style:style>
    <style:style style:name="T27" style:family="text">
      <style:text-properties officeooo:rsid="008f5f8f"/>
    </style:style>
    <style:style style:name="T28" style:family="text">
      <style:text-properties officeooo:rsid="00d6ef99"/>
    </style:style>
    <style:style style:name="T29" style:family="text">
      <style:text-properties officeooo:rsid="00d813ca"/>
    </style:style>
    <style:style style:name="T30" style:family="text">
      <style:text-properties officeooo:rsid="0095b5dd"/>
    </style:style>
    <style:style style:name="T31" style:family="text">
      <style:text-properties officeooo:rsid="009c0dcc"/>
    </style:style>
    <style:style style:name="T32" style:family="text">
      <style:text-properties officeooo:rsid="009d4294"/>
    </style:style>
    <style:style style:name="T33" style:family="text">
      <style:text-properties officeooo:rsid="009f4a19"/>
    </style:style>
    <style:style style:name="T34" style:family="text">
      <style:text-properties officeooo:rsid="00a4d3c0"/>
    </style:style>
    <style:style style:name="T35" style:family="text">
      <style:text-properties officeooo:rsid="00a8da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7"><text:span text:style-name="T25">P</text:span><text:span text:style-name="T26">ERMIS DE FEU</text:span></text:p>
      <text:list xml:id="list6836130796641533361" text:style-name="Numbering_20_1">
        <text:list-header>
          <text:p text:style-name="P61"><text:span text:style-name="T28">Titre  : {titre_permis_feu} -</text:span> <text:span text:style-name="T28">{unique_identifier}</text:span></text:p>
          <text:p text:style-name="P62">Raison : Réalisation de travaux à ris<text:span text:style-name="T33">qu</text:span>e</text:p>
        </text:list-header>
        <text:list-item>
          <text:h text:style-name="P51" text:outline-level="1">Numéro<text:span text:style-name="T14">s</text:span> d’urgence</text:h>
        </text:list-item>
      </text:list>
      <text:p text:style-name="P4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1">Pompiers</text:p>
          </table:table-cell>
          <table:table-cell table:style-name="Tableau1.A1" office:value-type="string">
            <text:p text:style-name="P21">Police/Gendarmerie</text:p>
          </table:table-cell>
          <table:table-cell table:style-name="Tableau1.A1" office:value-type="string">
            <text:p text:style-name="P22">SAMU</text:p>
          </table:table-cell>
          <table:table-cell table:style-name="Tableau1.D1" office:value-type="string">
            <text:p text:style-name="P22">TOUTE URGENCE</text:p>
          </table:table-cell>
        </table:table-row>
        <table:table-row>
          <table:table-cell table:style-name="Tableau1.A2" office:value-type="string">
            <text:p text:style-name="P23">{pompier_number}</text:p>
          </table:table-cell>
          <table:table-cell table:style-name="Tableau1.A2" office:value-type="string">
            <text:p text:style-name="P24"><text:s/><text:span text:style-name="T27">{police_number}</text:span></text:p>
          </table:table-cell>
          <table:table-cell table:style-name="Tableau1.A2" office:value-type="string">
            <text:p text:style-name="P23">{samu_number}</text:p>
          </table:table-cell>
          <table:table-cell table:style-name="Tableau1.D2" office:value-type="string">
            <text:p text:style-name="P23">{emergency_number}</text:p>
          </table:table-cell>
        </table:table-row>
      </table:table>
      <text:list xml:id="list152360246740264" text:continue-numbering="true" text:style-name="Numbering_20_1">
        <text:list-header>
          <text:h text:style-name="P52" text:outline-level="1"/>
        </text:list-header>
        <text:list-item>
          <text:h text:style-name="P52" text:outline-level="1">Moyens <text:span text:style-name="T12">généraux </text:span>mis à disposition</text:h>
        </text:list-item>
      </text:list>
      <text:p text:style-name="P48"/>
      <text:p text:style-name="P6">{moyen_generaux_mis_disposition}</text:p>
      <text:p text:style-name="P4"/>
      <text:p text:style-name="P4"/>
      <text:list xml:id="list152359450942859" text:continue-numbering="true" text:style-name="Numbering_20_1">
        <text:list-item>
          <text:h text:style-name="P51" text:outline-level="1">Consignes Générales</text:h>
        </text:list-item>
      </text:list>
      <text:p text:style-name="Text_20_body"/>
      <text:p text:style-name="P50">{consigne_generale}</text:p>
      <text:list xml:id="list152359799066941" text:continue-numbering="true" text:style-name="Numbering_20_1">
        <text:list-item>
          <text:h text:style-name="P56" text:outline-level="1">Risque particulier du plan de prévention</text:h>
        </text:list-item>
      </text:list>
      <text:p text:style-name="P49"/>
      <text:list xml:id="list3237146501408274236" text:style-name="L1">
        <text:list-header>
          <text:p text:style-name="P63"><text:span text:style-name="T30">P</text:span>lan de prévention : <text:span text:style-name="T34">{titre_plan_prevention} </text:span><text:span text:style-name="T19">- </text:span><text:span text:style-name="T23"><text:s/></text:span><text:span text:style-name="T20">{raison_plan_prevention}</text:span></text:p>
        </text:list-header>
      </text:list>
      <text:p text:style-name="P41"/>
      <text:p text:style-name="P39"><text:span text:style-name="T19"><text:tab/></text:span><text:span text:style-name="T22">D</text:span><text:span text:style-name="T21">ébut d’intervention : </text:span><text:span text:style-name="T24">{date_start_intervention_pre}</text:span></text:p>
      <text:p text:style-name="P38"><text:span text:style-name="T22"><text:tab/>F</text:span><text:span text:style-name="T19">in d’intervention : </text:span><text:span text:style-name="T24">{date_end_intervention_pre}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33">IdRPP<text:note text:id="ftn1" text:note-class="footnote"><text:note-citation>1</text:note-citation><text:note-body><text:p text:style-name="P44">Identifiant unique du plan de prévention</text:p></text:note-body></text:note></text:p>
          </table:table-cell>
          <table:table-cell table:style-name="Tableau5.A1" office:value-type="string">
            <text:p text:style-name="P29">UT / GP / <text:span text:style-name="T13">Site</text:span><text:span text:style-name="T13"><text:note text:id="ftn2" text:note-class="footnote"><text:note-citation>2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9">Description <text:span text:style-name="T11">des actions réalisées</text:span><text:span text:style-name="T11"><text:note text:id="ftn3" text:note-class="footnote"><text:note-citation>3</text:note-citation><text:note-body><text:p text:style-name="P44"><text:span text:style-name="T15">D</text:span>escription du risque ou de l’action réalisée</text:p></text:note-body></text:note></text:span></text:p>
          </table:table-cell>
          <table:table-cell table:style-name="Tableau5.A1" office:value-type="string">
            <text:p text:style-name="P31">Risque <text:span text:style-name="T13">engendré</text:span><text:span text:style-name="T13"><text:note text:id="ftn4" text:note-class="footnote"><text:note-citation>4</text:note-citation><text:note-body><text:p text:style-name="P4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9">Moyens de prévention<text:note text:id="ftn5" text:note-class="footnote"><text:note-citation>5</text:note-citation><text:note-body><text:p text:style-name="P45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27">[!-- BEGIN row.interventions_pre --]{key_unique}</text:p>
          </table:table-cell>
          <table:table-cell table:style-name="Tableau5.B2" office:value-type="string">
            <text:p text:style-name="P18">{unite_travail}</text:p>
          </table:table-cell>
          <table:table-cell table:style-name="Tableau5.C2" office:value-type="string">
            <text:p text:style-name="P25">{action}</text:p>
          </table:table-cell>
          <table:table-cell table:style-name="Tableau5.D2" office:value-type="string">
            <text:p text:style-name="P26">{risk}</text:p>
          </table:table-cell>
          <table:table-cell table:style-name="Tableau5.E2" office:value-type="string">
            <text:p text:style-name="P28"><text:span text:style-name="T35">{prevention}</text:span>[!-- END row.interventions_pre --]</text:p>
          </table:table-cell>
        </table:table-row>
      </table:table>
      <text:p text:style-name="P7"/>
      <text:p text:style-name="P43">{interventions_pre_info}</text:p>
      <text:h text:style-name="P54" text:outline-level="1"/>
      <text:list xml:id="list152360511638837" text:continue-list="list152359799066941" text:style-name="Numbering_20_1">
        <text:list-item>
          <text:h text:style-name="P57" text:outline-level="1">Description de l’intervention par point chaud</text:h>
        </text:list-item>
      </text:list>
      <text:p text:style-name="P46"/>
      <text:list xml:id="list152361333782207" text:continue-list="list3237146501408274236" text:style-name="L1">
        <text:list-item>
          <text:p text:style-name="P64"><text:span text:style-name="T31">Dé</text:span>but d’intervention : <text:span text:style-name="T32">{date_start_intervention_PPP}</text:span></text:p>
        </text:list-item>
        <text:list-item>
          <text:p text:style-name="P64"><text:span text:style-name="T31">F</text:span>in d’intervention : <text:span text:style-name="T32">{date_end_intervention_PPP}</text:span></text:p>
        </text:list-item>
      </text:list>
      <text:p text:style-name="P3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4">Id<text:span text:style-name="T16">TTPC</text:span><text:span text:style-name="T16"><text:note text:id="ftn6" text:note-class="footnote"><text:note-citation>6</text:note-citation><text:note-body><text:p text:style-name="P44">Identifiant unique <text:span text:style-name="T16">du type de travaux par point chaud</text:span></text:p></text:note-body></text:note></text:span></text:p>
          </table:table-cell>
          <table:table-cell table:style-name="Tableau6.A1" office:value-type="string">
            <text:p text:style-name="P30">UT / GP / <text:span text:style-name="T13">Site</text:span><text:span text:style-name="T13"><text:note text:id="ftn7" text:note-class="footnote"><text:note-citation>7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0">Description <text:span text:style-name="T11">des actions réalisées</text:span><text:span text:style-name="T11"><text:note text:id="ftn8" text:note-class="footnote"><text:note-citation>8</text:note-citation><text:note-body><text:p text:style-name="P44"><text:span text:style-name="T15">D</text:span>escription du risque ou de l’action réalisée</text:p></text:note-body></text:note></text:span></text:p>
          </table:table-cell>
          <table:table-cell table:style-name="Tableau6.A1" office:value-type="string">
            <text:p text:style-name="P32"><text:span text:style-name="T16">Type de travaux par points chauds</text:span><text:span text:style-name="T16"><text:note text:id="ftn9" text:note-class="footnote"><text:note-citation>9</text:note-citation><text:note-body><text:p text:style-name="P44">L<text:span text:style-name="T17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0"><text:span text:style-name="T17">Matériels utilisés</text:span><text:span text:style-name="T17"><text:note text:id="ftn10" text:note-class="footnote"><text:note-citation>10</text:note-citation><text:note-body><text:p text:style-name="P45">les <text:span text:style-name="T18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5">[!-- BEGIN row.interventions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5">{type_de_travaux}</text:p>
          </table:table-cell>
          <table:table-cell table:style-name="Tableau6.E2" office:value-type="string">
            <text:p text:style-name="P5">{materiel}[!-- END row.interventions --]</text:p>
          </table:table-cell>
        </table:table-row>
      </table:table>
      <text:p text:style-name="P36"/>
      <text:p text:style-name="P40"/>
      <text:p text:style-name="P40">{interventions_info}</text:p>
      <text:h text:style-name="P55" text:outline-level="1"/>
      <text:list xml:id="list152361290920565" text:continue-list="list152360511638837" text:style-name="Numbering_20_1">
        <text:list-item>
          <text:h text:style-name="P58" text:outline-level="1">Rappel des mises en sécurité classique</text:h>
          <text:list>
            <text:list-item>
              <text:h text:style-name="P60" text:outline-level="2">Protection des abords</text:h>
            </text:list-item>
          </text:list>
        </text:list-item>
      </text:list>
      <text:p text:style-name="P35">• Écrans, panneaux</text:p>
      <text:p text:style-name="P35">• Délimitation et balisage de la zone d’intervention</text:p>
      <text:p text:style-name="P35">• Bâches ignifugées</text:p>
      <text:p text:style-name="P35">• eau (arrosage)</text:p>
      <text:p text:style-name="P35">• Sable</text:p>
      <text:p text:style-name="P35">• Absorbant</text:p>
      <text:list xml:id="list152361131540255" text:continue-numbering="true" text:style-name="Numbering_20_1">
        <text:list-item>
          <text:list>
            <text:list-item>
              <text:h text:style-name="P60" text:outline-level="2">Contrôle d’atmosphère</text:h>
            </text:list-item>
          </text:list>
        </text:list-item>
      </text:list>
      <text:p text:style-name="P35">• Explosimètre</text:p>
      <text:p text:style-name="P35">• Teneur en oxygène</text:p>
      <text:p text:style-name="P35">• Détecteur de gaz</text:p>
      <text:list xml:id="list152359479253881" text:continue-numbering="true" text:style-name="Numbering_20_1">
        <text:list-item>
          <text:list>
            <text:list-item>
              <text:h text:style-name="P60" text:outline-level="2">Protection des installations</text:h>
            </text:list-item>
          </text:list>
        </text:list-item>
      </text:list>
      <text:p text:style-name="P35">• Consignation (source d’énergie, flux de produit...)</text:p>
      <text:p text:style-name="P35">• Vidange – nettoyage – dépoussiérage</text:p>
      <text:p text:style-name="P35">• Dégazage (tuyauterie, cuve, citerne...)</text:p>
      <text:p text:style-name="P35">• Remplissage/inertage (eau, gaz…)</text:p>
      <text:p text:style-name="P35">• Isolation des tuyauteries</text:p>
      <text:p text:style-name="P35">• Démontage de tuyauterie</text:p>
      <text:list xml:id="list152360125021418" text:continue-numbering="true" text:style-name="Numbering_20_1">
        <text:list-item>
          <text:list>
            <text:list-item>
              <text:h text:style-name="P60" text:outline-level="2">Moyens de lutte contre l’incendie</text:h>
            </text:list-item>
          </text:list>
        </text:list-item>
      </text:list>
      <text:p text:style-name="P35">• Isolation de la boucle de détection</text:p>
      <text:p text:style-name="P35">• Isolation du système d’extinction</text:p>
      <text:p text:style-name="P35">• Extincteur(s)</text:p>
      <text:p text:style-name="P35"><text:soft-page-break/>• RIA</text:p>
      <text:p text:style-name="P35">• Lance à incendie</text:p>
      <text:p text:style-name="P8">Cette liste est non exhaustive. </text:p>
      <text:h text:style-name="P53" text:outline-level="1"/>
      <text:list xml:id="list152361220606236" text:continue-numbering="true" text:style-name="Numbering_20_1">
        <text:list-item>
          <text:h text:style-name="P59" text:outline-level="1">Informations <text:span text:style-name="T14">entreprise extérieure</text:span></text:h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9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5">{society_title}</text:p>
          </table:table-cell>
          <table:table-cell table:style-name="Tableau3.A1" office:value-type="string">
            <text:p text:style-name="P9">Siret</text:p>
          </table:table-cell>
          <table:table-cell table:style-name="Tableau3.D1" office:value-type="string">
            <text:p text:style-name="P15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7">des </text:span>Intervenants</text:p>
          </table:table-cell>
          <table:table-cell table:style-name="Tableau3.B2" table:number-columns-spanned="3" office:value-type="string">
            <text:p text:style-name="P15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2"/>
      <text:p text:style-name="P42">{intervenants_info}</text:p>
      <text:p text:style-name="P42"/>
      <text:list xml:id="list152361361696081" text:continue-numbering="true" text:style-name="Numbering_20_1">
        <text:list-item>
          <text:h text:style-name="P51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><text:span text:style-name="T14">Responsable maîtrise</text:span> d’ouvrage</text:p>
          </table:table-cell>
          <table:table-cell table:style-name="Tableau4.C1" office:value-type="string">
            <text:p text:style-name="P17">Responsable entreprise extérieure</text:p>
          </table:table-cell>
        </table:table-row>
        <table:table-row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6">{maitre_oeuvre_lname}</text:p>
          </table:table-cell>
          <table:table-cell table:style-name="Tableau4.C2" office:value-type="string">
            <text:p text:style-name="P16">{intervenant_exterieur_lname}</text:p>
          </table:table-cell>
        </table:table-row>
        <table:table-row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6">{maitre_oeuvre_fname}</text:p>
          </table:table-cell>
          <table:table-cell table:style-name="Tableau4.C2" office:value-type="string">
            <text:p text:style-name="P16">{intervenant_exterieur_fname}</text:p>
          </table:table-cell>
        </table:table-row>
        <table:table-row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6">{maitre_oeuvre_phone}</text:p>
          </table:table-cell>
          <table:table-cell table:style-name="Tableau4.C2" office:value-type="string">
            <text:p text:style-name="P16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1"><text:span text:style-name="T8">Date et </text:span>Signature</text:p>
          </table:table-cell>
          <table:table-cell table:style-name="Tableau4.A2" office:value-type="string">
            <text:p text:style-name="P15">Le {maitre_oeuvre_signature_date}, </text:p>
            <text:p text:style-name="P15">{maitre_oeuvre_signature}</text:p>
          </table:table-cell>
          <table:table-cell table:style-name="Tableau4.C2" office:value-type="string">
            <text:p text:style-name="P16">Le {intervenant_exterieur_signature_date},</text:p>
            <text:p text:style-name="P16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5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1T15:23:59.021000000</dc:date>
    <meta:editing-duration>P1DT2H48M29S</meta:editing-duration>
    <meta:editing-cycles>135</meta:editing-cycles>
    <meta:generator>LibreOffice/5.0.1.2$Windows_x86 LibreOffice_project/81898c9f5c0d43f3473ba111d7b351050be20261</meta:generator>
    <meta:document-statistic meta:table-count="5" meta:image-count="1" meta:object-count="0" meta:page-count="6" meta:paragraph-count="108" meta:word-count="426" meta:character-count="3333" meta:non-whitespace-character-count="2999"/>
  </office:meta>
</office:document-meta>
</file>